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77.86mm" svg:y="1mm">
            <loext:p draw:notify-on-update-of-ranges="'cameraslog_3.log'.A1:'cameraslog_3.log'.A1 'cameraslog_3.log'.A2:'cameraslog_3.log'.A1001 'cameraslog_3.log'.B1:'cameraslog_3.log'.B1 'cameraslog_3.log'.B2:'cameraslog_3.log'.B1001 'cameraslog_3.log'.A1:'cameraslog_3.log'.A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96498" calcext:value-type="float">
            <text:p>7,0964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43266" calcext:value-type="float">
            <text:p>7,043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17684" calcext:value-type="float">
            <text:p>7,7176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41972" calcext:value-type="float">
            <text:p>7,741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112207" calcext:value-type="float">
            <text:p>8,1122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60194" calcext:value-type="float">
            <text:p>7,560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95751" calcext:value-type="float">
            <text:p>7,6957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35282" calcext:value-type="float">
            <text:p>8,3352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27255" calcext:value-type="float">
            <text:p>9,027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27255" calcext:value-type="float">
            <text:p>9,0272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505912" calcext:value-type="float">
            <text:p>9,50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166426" calcext:value-type="float">
            <text:p>10,1664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166426" calcext:value-type="float">
            <text:p>10,1664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082442" calcext:value-type="float">
            <text:p>10,0824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82442" calcext:value-type="float">
            <text:p>10,0824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763935" calcext:value-type="float">
            <text:p>10,7639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763935" calcext:value-type="float">
            <text:p>10,7639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106917" calcext:value-type="float">
            <text:p>10,1069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106917" calcext:value-type="float">
            <text:p>10,1069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799861" calcext:value-type="float">
            <text:p>9,7998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257387" calcext:value-type="float">
            <text:p>10,2573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85384" calcext:value-type="float">
            <text:p>10,2853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07542" calcext:value-type="float">
            <text:p>10,075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075427" calcext:value-type="float">
            <text:p>10,0754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075427" calcext:value-type="float">
            <text:p>10,0754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075427" calcext:value-type="float">
            <text:p>10,0754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624874" calcext:value-type="float">
            <text:p>9,6248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296889" calcext:value-type="float">
            <text:p>9,2968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97302" calcext:value-type="float">
            <text:p>8,797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38858" calcext:value-type="float">
            <text:p>8,038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038858" calcext:value-type="float">
            <text:p>8,038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038858" calcext:value-type="float">
            <text:p>8,038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38858" calcext:value-type="float">
            <text:p>8,038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108832" calcext:value-type="float">
            <text:p>8,1088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108832" calcext:value-type="float">
            <text:p>8,1088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108832" calcext:value-type="float">
            <text:p>8,1088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108832" calcext:value-type="float">
            <text:p>8,1088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93392" calcext:value-type="float">
            <text:p>8,293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943381" calcext:value-type="float">
            <text:p>8,9433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943381" calcext:value-type="float">
            <text:p>8,9433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12271" calcext:value-type="float">
            <text:p>8,4122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12271" calcext:value-type="float">
            <text:p>8,4122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217246" calcext:value-type="float">
            <text:p>8,2172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588222" calcext:value-type="float">
            <text:p>7,588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588222" calcext:value-type="float">
            <text:p>7,588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556755" calcext:value-type="float">
            <text:p>7,556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56755" calcext:value-type="float">
            <text:p>7,556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556755" calcext:value-type="float">
            <text:p>7,556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556755" calcext:value-type="float">
            <text:p>7,556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966192" calcext:value-type="float">
            <text:p>6,9661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966192" calcext:value-type="float">
            <text:p>6,9661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511282" calcext:value-type="float">
            <text:p>7,511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028336" calcext:value-type="float">
            <text:p>8,028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028336" calcext:value-type="float">
            <text:p>8,028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028336" calcext:value-type="float">
            <text:p>8,028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979333" calcext:value-type="float">
            <text:p>7,97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979333" calcext:value-type="float">
            <text:p>7,979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32928" calcext:value-type="float">
            <text:p>7,3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329345" calcext:value-type="float">
            <text:p>7,329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203266" calcext:value-type="float">
            <text:p>7,203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203266" calcext:value-type="float">
            <text:p>7,203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031843" calcext:value-type="float">
            <text:p>7,031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031843" calcext:value-type="float">
            <text:p>7,031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36344" calcext:value-type="float">
            <text:p>6,336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106296" calcext:value-type="float">
            <text:p>6,1062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86923" calcext:value-type="float">
            <text:p>5,86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4833" calcext:value-type="float">
            <text:p>5,84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93838" calcext:value-type="float">
            <text:p>5,93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981234" calcext:value-type="float">
            <text:p>5,9812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915648" calcext:value-type="float">
            <text:p>5,915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915648" calcext:value-type="float">
            <text:p>5,915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15648" calcext:value-type="float">
            <text:p>5,915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15648" calcext:value-type="float">
            <text:p>5,915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426363" calcext:value-type="float">
            <text:p>5,426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426363" calcext:value-type="float">
            <text:p>5,426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426363" calcext:value-type="float">
            <text:p>5,426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426363" calcext:value-type="float">
            <text:p>5,426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412425" calcext:value-type="float">
            <text:p>5,412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691757" calcext:value-type="float">
            <text:p>5,6917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691757" calcext:value-type="float">
            <text:p>5,6917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680305" calcext:value-type="float">
            <text:p>5,680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680305" calcext:value-type="float">
            <text:p>5,680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680305" calcext:value-type="float">
            <text:p>5,680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680305" calcext:value-type="float">
            <text:p>5,680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680305" calcext:value-type="float">
            <text:p>5,680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543818" calcext:value-type="float">
            <text:p>5,5438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49742" calcext:value-type="float">
            <text:p>5,4497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309895" calcext:value-type="float">
            <text:p>5,309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309895" calcext:value-type="float">
            <text:p>5,309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309895" calcext:value-type="float">
            <text:p>5,309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309895" calcext:value-type="float">
            <text:p>5,309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309895" calcext:value-type="float">
            <text:p>5,309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279366" calcext:value-type="float">
            <text:p>5,27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167682" calcext:value-type="float">
            <text:p>5,167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167682" calcext:value-type="float">
            <text:p>5,167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167682" calcext:value-type="float">
            <text:p>5,167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167682" calcext:value-type="float">
            <text:p>5,167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101061" calcext:value-type="float">
            <text:p>5,10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884914" calcext:value-type="float">
            <text:p>4,884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806934" calcext:value-type="float">
            <text:p>4,806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855083" calcext:value-type="float">
            <text:p>4,855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76148" calcext:value-type="float">
            <text:p>4,76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779109" calcext:value-type="float">
            <text:p>4,77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667035" calcext:value-type="float">
            <text:p>4,66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638935" calcext:value-type="float">
            <text:p>4,638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8045" calcext:value-type="float">
            <text:p>4,5804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57:03.214000000</dc:date>
    <meta:editing-duration>PT1M20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1:'cameraslog_3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7.096498">
                <text:p>7.096498</text:p>
                <draw:g>
                  <svg:desc>'cameraslog_3.log'.B2:'cameraslog_3.log'.B1001</svg:desc>
                </draw:g>
              </table:table-cell>
              <table:table-cell office:value-type="float" office:value="7">
                <text:p>7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43266">
                <text:p>7.043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17684">
                <text:p>7.7176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41972">
                <text:p>7.741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112207">
                <text:p>8.112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60194">
                <text:p>7.5601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695751">
                <text:p>7.695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335282">
                <text:p>8.335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027255">
                <text:p>9.027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027255">
                <text:p>9.027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505912">
                <text:p>9.50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166426">
                <text:p>10.166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166426">
                <text:p>10.166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082442">
                <text:p>10.08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082442">
                <text:p>10.08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3935">
                <text:p>10.7639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763935">
                <text:p>10.7639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106917">
                <text:p>10.1069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06917">
                <text:p>10.1069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799861">
                <text:p>9.7998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257387">
                <text:p>10.257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285384">
                <text:p>10.285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07542">
                <text:p>10.075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075427">
                <text:p>10.075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075427">
                <text:p>10.075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075427">
                <text:p>10.075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624874">
                <text:p>9.624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296889">
                <text:p>9.2968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97302">
                <text:p>8.797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038858">
                <text:p>8.0388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038858">
                <text:p>8.0388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038858">
                <text:p>8.0388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038858">
                <text:p>8.0388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108832">
                <text:p>8.108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108832">
                <text:p>8.108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108832">
                <text:p>8.108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108832">
                <text:p>8.108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293392">
                <text:p>8.293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943381">
                <text:p>8.9433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943381">
                <text:p>8.9433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412271">
                <text:p>8.4122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412271">
                <text:p>8.4122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217246">
                <text:p>8.2172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588222">
                <text:p>7.588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588222">
                <text:p>7.588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556755">
                <text:p>7.556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556755">
                <text:p>7.556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556755">
                <text:p>7.556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56755">
                <text:p>7.556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966192">
                <text:p>6.966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966192">
                <text:p>6.966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511282">
                <text:p>7.511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028336">
                <text:p>8.028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028336">
                <text:p>8.028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028336">
                <text:p>8.028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979333">
                <text:p>7.97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979333">
                <text:p>7.979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32928">
                <text:p>7.32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329345">
                <text:p>7.329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203266">
                <text:p>7.203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203266">
                <text:p>7.203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031843">
                <text:p>7.031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031843">
                <text:p>7.031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336344">
                <text:p>6.336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106296">
                <text:p>6.10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86923">
                <text:p>5.869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84833">
                <text:p>5.848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93838">
                <text:p>5.9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981234">
                <text:p>5.981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915648">
                <text:p>5.91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915648">
                <text:p>5.91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915648">
                <text:p>5.91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915648">
                <text:p>5.91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426363">
                <text:p>5.426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426363">
                <text:p>5.426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426363">
                <text:p>5.426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426363">
                <text:p>5.426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412425">
                <text:p>5.412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691757">
                <text:p>5.691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691757">
                <text:p>5.691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680305">
                <text:p>5.680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680305">
                <text:p>5.680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680305">
                <text:p>5.680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680305">
                <text:p>5.680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680305">
                <text:p>5.680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543818">
                <text:p>5.543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49742">
                <text:p>5.449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309895">
                <text:p>5.30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309895">
                <text:p>5.30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309895">
                <text:p>5.30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309895">
                <text:p>5.30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309895">
                <text:p>5.30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279366">
                <text:p>5.279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167682">
                <text:p>5.167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167682">
                <text:p>5.167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167682">
                <text:p>5.167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167682">
                <text:p>5.167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101061">
                <text:p>5.101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884914">
                <text:p>4.884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806934">
                <text:p>4.806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855083">
                <text:p>4.855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76148">
                <text:p>4.76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779109">
                <text:p>4.779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667035">
                <text:p>4.667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638935">
                <text:p>4.638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58045">
                <text:p>4.5804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